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005682" fo:font-size="11pt" fo:language="en" fo:country="none" fo:font-weight="bold" style:font-size-asian="11pt" style:font-weight-asian="bold" style:font-size-complex="11pt" style:font-weight-complex="bold"/>
    </style:style>
    <style:style style:name="P2" style:family="paragraph" style:parent-style-name="Standard" style:list-style-name="" style:master-page-name="Standard">
      <style:paragraph-properties fo:margin-top="0in" fo:margin-bottom="0.139in" fo:line-height="115%" style:page-number="auto"/>
      <style:text-properties fo:color="#005682" fo:font-size="11pt" fo:language="en" fo:country="none" fo:font-weight="bold" style:font-size-asian="11pt" style:font-weight-asian="bold" style:font-size-complex="11pt" style:font-weight-complex="bold"/>
    </style:style>
    <style:style style:name="T1" style:family="text">
      <style:text-properties style:font-name="Calibri" fo:font-size="11pt" fo:language="en" fo:country="none" style:font-name-asian="Calibri" style:font-size-asian="11pt" style:font-name-complex="Calibri"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P13 - There you are!</text:p>
      <text:p text:style-name="P1">Haven't seen much of you since you joined us in the afterlife. I know you are "royalty" and all, 8ut it isn't very socia8le of you to lock yourself in your lavish moon hive forever.</text:p>
      <text:p text:style-name="P1">Yes. And it's good thing you are. I was just a8out to come find you, so we could discuss the recent... Calamity. Out in the a8yss.</text:p>
      <text:p text:style-name="P1">I'd try to avoid saying his true name.</text:p>
      <text:p text:style-name="P1">I guess. 8ut yes, the Lord of Time was responsi8le for the destruction of that dream 8u88le, and the murder of all those innocent ghosts.</text:p>
      <text:p text:style-name="P1">I don't make the rules, Meenah. I merely o8serve them, and explain them thoroughly to anyone who will listen.</text:p>
      <text:p text:style-name="P1">I agree that it's more excitement than we've seen here for millenia. 8ut all of us here in the afterlife are in serious danger of 8eing extermin8ed!!!!!!!!</text:p>
      <text:p text:style-name="P1">Again.</text:p>
      <text:p text:style-name="P1">Oh really?</text:p>
      <text:p text:style-name="P1">What exactly is your plan?</text:p>
      <text:p text:style-name="P1">What!</text:p>
      <text:p text:style-name="P1">Oh, Meenah. That is such a terri8le idea.</text:p>
      <text:p text:style-name="P1">As a matter of fact, I do! ::::)</text:p>
      <text:p text:style-name="P1">MP14 - I 8elieve most of our friends have gathered in this dream 8u88le.</text:p>
      <text:p text:style-name="P1">You should 8e a8le to find them if you explore a 8it.</text:p>
      <text:p text:style-name="P1">What do you want to talk to them a8out?</text:p>
      <text:p text:style-name="P1">Sick, perhaps. 8ut not a very good strategy!</text:p>
      <text:p text:style-name="P1">You will just 8e leading everyone into permanent o8livion. At least you will without coming up with a 8etter plan first.</text:p>
      <text:p text:style-name="P1">To 8e a little more patient. </text:p>
      <text:p text:style-name="P1">I have 8een following clues regarding the wherea8outs of a secret weapon that may 8e the key to defeating him. </text:p>
      <text:p text:style-name="P1"><text:soft-page-break/>The weaprawn........ weapon, I mean, is not a what, 8ut a who.</text:p>
      <text:p text:style-name="P1">She is the other cheru8. The Lord's female counterpart, who once occupied the same 8ody.</text:p>
      <text:p text:style-name="P1">8ut when they reached maturity, his personality dominated the host, assuming complete control. </text:p>
      <text:p text:style-name="P1">She technically died that day, and now her spirit presuma8ly roams somewhere out here in the Furthest Ring.</text:p>
      <text:p text:style-name="P1">We need to find her 8efore he does. He will surely want to finish her off.</text:p>
      <text:p text:style-name="P1">Very well. 8est of luck with that!</text:p>
      <text:p text:style-name="P1">8ut try to remem8er it has 8een a very long time since any of our friends have done anything important at all.</text:p>
      <text:p text:style-name="P1">It may 8e more difficult to find recruits for your army than you think.</text:p>
      <text:p text:style-name="P1">You needn't remind me at all, Your Condescension.</text:p>
      <text:p text:style-name="P1">I 8elieve you were hatched to 8e a tyrant, and I pray that your campaign of 8ullying and intimidation goes swimmingly.</text:p>
      <text:p text:style-name="P1">MP15 - Yes, I saw him scurry 8y a moment ago. He went that way, into a memory of his old neigh8orhood.</text:p>
      <text:p text:style-name="P1">I think he just wants to 8e alone. He tried to lock his memories away from others, I guess without realizing these 8u88les can 8e very permea8le. If the memory is 8ig enough, people will 8e a8le to wander into it from many directions.</text:p>
      <text:p text:style-name="P1">He pro8a8ly won't 8e too happy to find more of our friends hanging out there.</text:p>
      <text:p text:style-name="P1">That's pro8a8ly why you're o8sessed with him.</text:p>
      <text:p text:style-name="P1">I am offering explanations! I will explain anything you desire.</text:p>
      <text:p text:style-name="P1">Oh, no! You misunderstand. It is I who will pay YOU five 8oon8ucks if you listen to an explanation on any topic of your choosing!</text:p>
      <text:p text:style-name="P1">So what topic will it 8e?</text:p>
      <text:p text:style-name="P1">Can't decide on a topic?</text:p>
      <text:p text:style-name="P1"><text:soft-page-break/><text:s/>&gt;::::(</text:p>
      <text:p text:style-name="P1">Now I know you're messing with me. I know you can't say no to easy money.</text:p>
      <text:p text:style-name="P1">MP16 - The Seer of 8lood played quite a different role on our team from that of his successor, though his potential as a 8lood player went similarly unrealized. It was only when he grew up on Alternia did he 8egin to tap into his a8ilities, triggering recollection of our lives on 8eforus, and what we all went through.</text:p>
      <text:p text:style-name="P1">He remem8ered our more peaceful way of life, and his desire to unite people. As an adult he was a8le to do this much more effectively and maturely. Heroically, even. He learned how to inspire others, and 8e a true leader, even when the odds were stacked against him in his violent culture. It cost him his life, 8ut his message lived on. I 8elieve the Knight of 8lood now carries his 8urden, whether he has decided to accept it or not.</text:p>
      <text:p text:style-name="P1">Many of us on Alternia grew up to 8ecome secret followers of his teachings. Just as many of us now follow them, though I'd say with a 8it more detachment. 8ecause we're dead! Speaking personally, I'd refer to myself as more of a "fan" of his story, and what it represents. 8oth the hidden potential in our friend he never quite found, and the hidden potential in all our people.</text:p>
      <text:p text:style-name="P1">During our session, Kankri's trials as a leader were just as frustrating as those of his successor. He found it very hard to get others to take him seriously. While you would often try to divide us with your trou8lemaking, and turn us against each other to make us stronger - unsuccessfully I might add - he would try to unite us through proselytizing and lecture, just as unsuccessfully. </text:p>
      <text:p text:style-name="P1">Yes! And now it is fresher in your memory than ever. Thank you for listening, and here are your five 8oondollars!</text:p>
      <text:p text:style-name="P1">MP17 - The Knight of Mind, to even the most casual o8server, is clearly the more "radical" instance of the two Pyropes. 8oth of course have disa8ilities which, if discovered, would slate each for culling in their respective cultures. Culling of course means something quite different on 8eforus. It means she would have 8een selected 8y a mem8er of a higher caste for adoption, and coddled excessively. 8ut for someone with a lifestyle as radical as hers, I'm sure you will agree that would have 8een a fate worse than death.</text:p>
      <text:p text:style-name="P1"><text:soft-page-break/><text:s/>Would you like to make some money, or not?</text:p>
      <text:p text:style-name="P1">Then please stand there quietly while I continue.</text:p>
      <text:p text:style-name="P1">After the tragic accident which left her nasally impaired, her mighty dragon lusus, ancient and wise 8eyond our comprehension, 8egan to teach her "new ways to smell." To reinvent the sense, using other sense organs such as eyes and ears, awakening completely new experiences in her mind. She was truly an inspiration, and proved 8eyond a shadow of a dou8t that any handicap can 8e overcome, and doesn't have to stop you from 8eing as rad as you can truly 8e.</text:p>
      <text:p text:style-name="P1">Yes, that last part was a joke. Lighten up, Peixes!</text:p>
      <text:p text:style-name="P1">Well........</text:p>
      <text:p text:style-name="P1">Ok. Even though Latula has 8een dating Mituna steadily for eons, it's hardly a secret to anyone that she and Kankri have had complicated unrequited feelings for even longer. So really, much like their descendants. Aaaaaaaand, we're done! Here you go.</text:p>
      <text:p text:style-name="P1">MP18 - The Maid of Space was of course our all-important Space player and Stoker of the Forge, 8ut as you know, we never made much progress on the frog 8reeding front, or really any aspect of the game 8efore the reckoning. Way too disorganized, way too much teen drama. Much of that drama of course centered around Kankri, and Porrim tended to 8e the one to keep him out of trou8le. This relationship persisted in their lives on Alternia, which... unfortunately didn't work out too well for her in the end. I'd address my involvement with that, 8ut you seem to 8e tapping your foot so I think I'll just skip over that part of the story!</text:p>
      <text:p text:style-name="P1">On 8eforus, well 8efore her drinker a8ilities had awakened, she grew up in the caste almost solely devoted to tending to the mother gru8, hatching the young and proliferating the 8rood. The jade 8loods were also an almost exclusively female caste, and she 8egan to resent the roles she was hatched into, designated for 8oth her class and gender. She challenged these roles wherever they existed in 8eforan society, as well as where she found them woven into our session, in kingdoms, class assignments, consort culture and the like.</text:p>
      <text:p text:style-name="P1">8ut over the sweeps in our failed session, she found within herself a renewed interest in the duty that came with her 8loodline, which was of course the persistence of our people, a 8urden which her descendant now must 8ear. All life on 8eforus <text:soft-page-break/>had 8een wiped out, and we'd failed our game, so she helped me search for a way to reset the...</text:p>
      <text:p text:style-name="P1">I was almost finished!!!!!!!!</text:p>
      <text:p text:style-name="P1">I don't........</text:p>
      <text:p text:style-name="P1">What?</text:p>
      <text:p text:style-name="P1">No, Meenah. I am not paying you so that you can listen to me indulge in such scandalous gossip.</text:p>
      <text:p text:style-name="P1">Now what was I talking a8out? Gosh, I've lost my train of thought........</text:p>
      <text:p text:style-name="P1">Look. Three sweeps is a long time to spend in a failed, pointless session!</text:p>
      <text:p text:style-name="P1">You look into the future and see a life lasting for may8e thousands of sweeps, with nothing to look forward to, and........</text:p>
      <text:p text:style-name="P1">It was just... kind of a phase! Just a little red fling, ok? It 8arely even lasted half a sweep, and...</text:p>
      <text:p text:style-name="P1">Hey, if I give you TEN 8oon8ucks, can we stop talking talking a8out this????????</text:p>
      <text:p text:style-name="P1">Argh, fine! Just take it!!!!!!!!</text:p>
      <text:p text:style-name="P1">I'm glad you're a good guy this time. You really were hatched to 8e SUCH A 8ITCH!!!!!!!!</text:p>
      <text:p text:style-name="P1">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5" meta:paragraph-count="67" meta:word-count="1503" meta:character-count="8194"/>
    <meta:generator>OpenOffice/4.1.2$Win32 OpenOffice.org_project/412m3$Build-9782</meta:generator>
  </office:meta>
</office:document-meta>
</file>